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9999ff" draw:marker-start-width="0.35cm" draw:marker-end-width="0.35cm" draw:fill="solid" draw:fill-color="#6666ff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9999" draw:marker-start-width="0.35cm" draw:marker-end-width="0.35cm" draw:fill="solid" draw:fill-color="#ff3333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35cm" draw:marker-end-width="0.35cm" draw:fill="solid" draw:fill-color="#ccffcc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fill-color="#ccffcc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svg:x1="6.5cm" svg:y1="6.5cm" svg:x2="11.7cm" svg:y2="6.5cm" draw:start-shape="id1" draw:end-shape="id2" draw:end-glue-point="3" svg:d="m6500 6500h5200">
          <text:p/>
        </draw:connector>
        <draw:custom-shape draw:style-name="gr2" draw:text-style-name="P2" xml:id="id2" draw:id="id2" draw:layer="layout" svg:width="6.3cm" svg:height="2.4cm" svg:x="11.7cm" svg:y="5.3cm">
          <text:p text:style-name="P1"><text:span text:style-name="T1">Phonet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5.5cm" svg:height="1.4cm" svg:x="1cm" svg:y="5.8cm">
          <text:p text:style-name="P1"><text:span text:style-name="T2">Tokens-Fake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5.5cm" svg:height="1.4cm" svg:x="23.1cm" svg:y="5.8cm">
          <text:p text:style-name="P1"><text:span text:style-name="T2">Phonetization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svg:x1="18cm" svg:y1="6.5cm" svg:x2="23.1cm" svg:y2="6.5cm" draw:start-shape="id2" draw:start-glue-point="1" draw:end-shape="id3" svg:d="m18000 6500h5100">
          <text:p/>
        </draw:connector>
        <draw:custom-shape draw:style-name="gr4" draw:text-style-name="P4" xml:id="id4" draw:id="id4" draw:layer="layout" svg:width="4.499cm" svg:height="2.8cm" svg:x="12.601cm" svg:y="0.275cm">
          <text:p text:style-name="P1"><text:span text:style-name="T3">dic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svg:x1="14.851cm" svg:y1="3.075cm" svg:x2="14.85cm" svg:y2="5.3cm" draw:start-shape="id4" draw:start-glue-point="6" draw:end-shape="id2" draw:end-glue-point="0" svg:d="m14851 3075v1113h-1v11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9T21:09:09.92</meta:creation-date>
    <dc:date>2014-04-30T13:23:07.01</dc:date>
    <meta:editing-duration>PT20M33S</meta:editing-duration>
    <meta:editing-cycles>5</meta:editing-cycles>
    <meta:generator>OpenOffice/4.0.1$Win32 OpenOffice.org_project/401m5$Build-9714</meta:generator>
    <meta:document-statistic meta:object-count="7"/>
  </office:meta>
</office:document-meta>
</file>